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</office:automatic-styles>
  <office:body>
    <office:spreadsheet>
      <table:calculation-settings>
        <table:iteration table:status="enable" table:steps="500"/>
      </table:calculation-settings>
      <table:table table:name="Openness_OCSVME_W1G_KI04_2016_10_2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64945016332" calcext:value-type="float">
            <text:p>0.364945016332</text:p>
          </table:table-cell>
          <table:table-cell office:value-type="float" office:value="0.27663099626" calcext:value-type="float">
            <text:p>0.27663099626</text:p>
          </table:table-cell>
          <table:table-cell office:value-type="float" office:value="0.103264" calcext:value-type="float">
            <text:p>0.103264</text:p>
          </table:table-cell>
          <table:table-cell office:value-type="float" office:value="0.343041896751" calcext:value-type="float">
            <text:p>0.343041896751</text:p>
          </table:table-cell>
          <table:table-cell office:value-type="float" office:value="0.314709719399" calcext:value-type="float">
            <text:p>0.31470971939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6286350365" calcext:value-type="float">
            <text:p>0.466286350365</text:p>
          </table:table-cell>
          <table:table-cell office:value-type="float" office:value="0.31386057273" calcext:value-type="float">
            <text:p>0.31386057273</text:p>
          </table:table-cell>
          <table:table-cell office:value-type="float" office:value="0.169011" calcext:value-type="float">
            <text:p>0.169011</text:p>
          </table:table-cell>
          <table:table-cell office:value-type="float" office:value="0.42500571075" calcext:value-type="float">
            <text:p>0.42500571075</text:p>
          </table:table-cell>
          <table:table-cell office:value-type="float" office:value="0.375182921702" calcext:value-type="float">
            <text:p>0.37518292170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21097118245" calcext:value-type="float">
            <text:p>0.421097118245</text:p>
          </table:table-cell>
          <table:table-cell office:value-type="float" office:value="0.318824629211" calcext:value-type="float">
            <text:p>0.318824629211</text:p>
          </table:table-cell>
          <table:table-cell office:value-type="float" office:value="0.154664" calcext:value-type="float">
            <text:p>0.154664</text:p>
          </table:table-cell>
          <table:table-cell office:value-type="float" office:value="0.395709968268" calcext:value-type="float">
            <text:p>0.395709968268</text:p>
          </table:table-cell>
          <table:table-cell office:value-type="float" office:value="0.362892787103" calcext:value-type="float">
            <text:p>0.36289278710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458254546134" calcext:value-type="float">
            <text:p>0.458254546134</text:p>
          </table:table-cell>
          <table:table-cell office:value-type="float" office:value="0.425399435572" calcext:value-type="float">
            <text:p>0.425399435572</text:p>
          </table:table-cell>
          <table:table-cell office:value-type="float" office:value="0.206564" calcext:value-type="float">
            <text:p>0.206564</text:p>
          </table:table-cell>
          <table:table-cell office:value-type="float" office:value="0.451283697312" calcext:value-type="float">
            <text:p>0.451283697312</text:p>
          </table:table-cell>
          <table:table-cell office:value-type="float" office:value="0.441216198443" calcext:value-type="float">
            <text:p>0.441216198443</text:p>
          </table:table-cell>
        </table:table-row>
        <table:table-row table:style-name="ro1">
          <table:table-cell table:number-columns-repeated="5"/>
          <table:table-cell table:style-name="ce1" table:formula="of:=AVERAGE([.F1:.F4])" office:value-type="float" office:value="0.427645757769" calcext:value-type="float">
            <text:p>0.427645757769</text:p>
          </table:table-cell>
          <table:table-cell table:style-name="ce1" table:formula="of:=AVERAGE([.G1:.G4])" office:value-type="float" office:value="0.33367890844325" calcext:value-type="float">
            <text:p>0.33367890844325</text:p>
          </table:table-cell>
          <table:table-cell table:style-name="ce1" table:formula="of:=AVERAGE([.H1:.H4])" office:value-type="float" office:value="0.15837575" calcext:value-type="float">
            <text:p>0.15837575</text:p>
          </table:table-cell>
          <table:table-cell table:style-name="ce1" table:formula="of:=AVERAGE([.I1:.I4])" office:value-type="float" office:value="0.40376031827025" calcext:value-type="float">
            <text:p>0.40376031827025</text:p>
          </table:table-cell>
          <table:table-cell table:style-name="ce1" table:formula="of:=AVERAGE([.J1:.J4])" office:value-type="float" office:value="0.37350040666175" calcext:value-type="float">
            <text:p>0.37350040666175</text:p>
          </table:table-cell>
        </table:table-row>
        <table:table-row table:style-name="ro1">
          <table:table-cell table:number-columns-repeated="5"/>
          <table:table-cell table:style-name="ce2" table:formula="of:=STDEV([.F1:.F4])" office:value-type="float" office:value="0.0462033944557765" calcext:value-type="float">
            <text:p>0.046203394455777</text:p>
          </table:table-cell>
          <table:table-cell table:style-name="ce2" table:formula="of:=STDEV([.G1:.G4])" office:value-type="float" office:value="0.0639805580448631" calcext:value-type="float">
            <text:p>0.063980558044863</text:p>
          </table:table-cell>
          <table:table-cell table:style-name="ce2" table:formula="of:=STDEV([.H1:.H4])" office:value-type="float" office:value="0.0427640739279675" calcext:value-type="float">
            <text:p>0.042764073927968</text:p>
          </table:table-cell>
          <table:table-cell table:style-name="ce2" table:formula="of:=STDEV([.I1:.I4])" office:value-type="float" office:value="0.0464089542513529" calcext:value-type="float">
            <text:p>0.046408954251353</text:p>
          </table:table-cell>
          <table:table-cell table:style-name="ce2" table:formula="of:=STDEV([.J1:.J4])" office:value-type="float" office:value="0.0521444334355769" calcext:value-type="float">
            <text:p>0.05214443343557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85637408638" calcext:value-type="float">
            <text:p>0.385637408638</text:p>
          </table:table-cell>
          <table:table-cell office:value-type="float" office:value="0.314837918973" calcext:value-type="float">
            <text:p>0.314837918973</text:p>
          </table:table-cell>
          <table:table-cell office:value-type="float" office:value="0.156179" calcext:value-type="float">
            <text:p>0.156179</text:p>
          </table:table-cell>
          <table:table-cell office:value-type="float" office:value="0.369039771618" calcext:value-type="float">
            <text:p>0.369039771618</text:p>
          </table:table-cell>
          <table:table-cell office:value-type="float" office:value="0.346659687866" calcext:value-type="float">
            <text:p>0.34665968786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22170001233" calcext:value-type="float">
            <text:p>0.422170001233</text:p>
          </table:table-cell>
          <table:table-cell office:value-type="float" office:value="0.447869544018" calcext:value-type="float">
            <text:p>0.447869544018</text:p>
          </table:table-cell>
          <table:table-cell office:value-type="float" office:value="0.203876" calcext:value-type="float">
            <text:p>0.203876</text:p>
          </table:table-cell>
          <table:table-cell office:value-type="float" office:value="0.427071220912" calcext:value-type="float">
            <text:p>0.427071220912</text:p>
          </table:table-cell>
          <table:table-cell office:value-type="float" office:value="0.43464021143" calcext:value-type="float">
            <text:p>0.4346402114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83277430071" calcext:value-type="float">
            <text:p>0.383277430071</text:p>
          </table:table-cell>
          <table:table-cell office:value-type="float" office:value="0.29740125368" calcext:value-type="float">
            <text:p>0.29740125368</text:p>
          </table:table-cell>
          <table:table-cell office:value-type="float" office:value="0.102985" calcext:value-type="float">
            <text:p>0.102985</text:p>
          </table:table-cell>
          <table:table-cell office:value-type="float" office:value="0.362351263402" calcext:value-type="float">
            <text:p>0.362351263402</text:p>
          </table:table-cell>
          <table:table-cell office:value-type="float" office:value="0.334922162046" calcext:value-type="float">
            <text:p>0.33492216204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340503895519" calcext:value-type="float">
            <text:p>0.340503895519</text:p>
          </table:table-cell>
          <table:table-cell office:value-type="float" office:value="0.345957267522" calcext:value-type="float">
            <text:p>0.345957267522</text:p>
          </table:table-cell>
          <table:table-cell office:value-type="float" office:value="0.138571" calcext:value-type="float">
            <text:p>0.138571</text:p>
          </table:table-cell>
          <table:table-cell office:value-type="float" office:value="0.341580772461" calcext:value-type="float">
            <text:p>0.341580772461</text:p>
          </table:table-cell>
          <table:table-cell office:value-type="float" office:value="0.343208920233" calcext:value-type="float">
            <text:p>0.343208920233</text:p>
          </table:table-cell>
        </table:table-row>
        <table:table-row table:style-name="ro1">
          <table:table-cell table:number-columns-repeated="5"/>
          <table:table-cell table:style-name="ce1" table:formula="of:=AVERAGE([.F8:.F11])" office:value-type="float" office:value="0.38289718386525" calcext:value-type="float">
            <text:p>0.38289718386525</text:p>
          </table:table-cell>
          <table:table-cell table:style-name="ce1" table:formula="of:=AVERAGE([.G8:.G11])" office:value-type="float" office:value="0.35151649604825" calcext:value-type="float">
            <text:p>0.35151649604825</text:p>
          </table:table-cell>
          <table:table-cell table:style-name="ce1" table:formula="of:=AVERAGE([.H8:.H11])" office:value-type="float" office:value="0.15040275" calcext:value-type="float">
            <text:p>0.15040275</text:p>
          </table:table-cell>
          <table:table-cell table:style-name="ce1" table:formula="of:=AVERAGE([.I8:.I11])" office:value-type="float" office:value="0.37501075709825" calcext:value-type="float">
            <text:p>0.37501075709825</text:p>
          </table:table-cell>
          <table:table-cell table:style-name="ce1" table:formula="of:=AVERAGE([.J8:.J11])" office:value-type="float" office:value="0.36485774539375" calcext:value-type="float">
            <text:p>0.36485774539375</text:p>
          </table:table-cell>
        </table:table-row>
        <table:table-row table:style-name="ro1">
          <table:table-cell table:number-columns-repeated="5"/>
          <table:table-cell table:style-name="ce2" table:formula="of:=STDEV([.F8:.F11])" office:value-type="float" office:value="0.0334025872241015" calcext:value-type="float">
            <text:p>0.033402587224102</text:p>
          </table:table-cell>
          <table:table-cell table:style-name="ce2" table:formula="of:=STDEV([.G8:.G11])" office:value-type="float" office:value="0.0673017888511826" calcext:value-type="float">
            <text:p>0.067301788851183</text:p>
          </table:table-cell>
          <table:table-cell table:style-name="ce2" table:formula="of:=STDEV([.H8:.H11])" office:value-type="float" office:value="0.0419570687439356" calcext:value-type="float">
            <text:p>0.041957068743936</text:p>
          </table:table-cell>
          <table:table-cell table:style-name="ce2" table:formula="of:=STDEV([.I8:.I11])" office:value-type="float" office:value="0.0366231766945482" calcext:value-type="float">
            <text:p>0.036623176694548</text:p>
          </table:table-cell>
          <table:table-cell table:style-name="ce2" table:formula="of:=STDEV([.J8:.J11])" office:value-type="float" office:value="0.0467816653725741" calcext:value-type="float">
            <text:p>0.04678166537257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62804093477" calcext:value-type="float">
            <text:p>0.362804093477</text:p>
          </table:table-cell>
          <table:table-cell office:value-type="float" office:value="0.510645834994" calcext:value-type="float">
            <text:p>0.510645834994</text:p>
          </table:table-cell>
          <table:table-cell office:value-type="float" office:value="0.208013" calcext:value-type="float">
            <text:p>0.208013</text:p>
          </table:table-cell>
          <table:table-cell office:value-type="float" office:value="0.385103033042" calcext:value-type="float">
            <text:p>0.385103033042</text:p>
          </table:table-cell>
          <table:table-cell office:value-type="float" office:value="0.424212981681" calcext:value-type="float">
            <text:p>0.42421298168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05222821125" calcext:value-type="float">
            <text:p>0.305222821125</text:p>
          </table:table-cell>
          <table:table-cell office:value-type="float" office:value="0.493896018197" calcext:value-type="float">
            <text:p>0.493896018197</text:p>
          </table:table-cell>
          <table:table-cell office:value-type="float" office:value="0.14894" calcext:value-type="float">
            <text:p>0.14894</text:p>
          </table:table-cell>
          <table:table-cell office:value-type="float" office:value="0.330471502035" calcext:value-type="float">
            <text:p>0.330471502035</text:p>
          </table:table-cell>
          <table:table-cell office:value-type="float" office:value="0.377286402469" calcext:value-type="float">
            <text:p>0.37728640246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17925325724" calcext:value-type="float">
            <text:p>0.317925325724</text:p>
          </table:table-cell>
          <table:table-cell office:value-type="float" office:value="0.38610134759" calcext:value-type="float">
            <text:p>0.38610134759</text:p>
          </table:table-cell>
          <table:table-cell office:value-type="float" office:value="0.11154" calcext:value-type="float">
            <text:p>0.11154</text:p>
          </table:table-cell>
          <table:table-cell office:value-type="float" office:value="0.329563905151" calcext:value-type="float">
            <text:p>0.329563905151</text:p>
          </table:table-cell>
          <table:table-cell office:value-type="float" office:value="0.348712346699" calcext:value-type="float">
            <text:p>0.34871234669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294365361145" calcext:value-type="float">
            <text:p>0.294365361145</text:p>
          </table:table-cell>
          <table:table-cell office:value-type="float" office:value="0.493389826405" calcext:value-type="float">
            <text:p>0.493389826405</text:p>
          </table:table-cell>
          <table:table-cell office:value-type="float" office:value="0.13919" calcext:value-type="float">
            <text:p>0.13919</text:p>
          </table:table-cell>
          <table:table-cell office:value-type="float" office:value="0.320197748548" calcext:value-type="float">
            <text:p>0.320197748548</text:p>
          </table:table-cell>
          <table:table-cell office:value-type="float" office:value="0.368736066052" calcext:value-type="float">
            <text:p>0.368736066052</text:p>
          </table:table-cell>
        </table:table-row>
        <table:table-row table:style-name="ro1">
          <table:table-cell table:number-columns-repeated="5"/>
          <table:table-cell table:style-name="ce1" table:formula="of:=AVERAGE([.F15:.F18])" office:value-type="float" office:value="0.32007940036775" calcext:value-type="float">
            <text:p>0.32007940036775</text:p>
          </table:table-cell>
          <table:table-cell table:style-name="ce1" table:formula="of:=AVERAGE([.G15:.G18])" office:value-type="float" office:value="0.4710082567965" calcext:value-type="float">
            <text:p>0.4710082567965</text:p>
          </table:table-cell>
          <table:table-cell table:style-name="ce1" table:formula="of:=AVERAGE([.H15:.H18])" office:value-type="float" office:value="0.15192075" calcext:value-type="float">
            <text:p>0.15192075</text:p>
          </table:table-cell>
          <table:table-cell table:style-name="ce1" table:formula="of:=AVERAGE([.I15:.I18])" office:value-type="float" office:value="0.341334047194" calcext:value-type="float">
            <text:p>0.341334047194</text:p>
          </table:table-cell>
          <table:table-cell table:style-name="ce1" table:formula="of:=AVERAGE([.J15:.J18])" office:value-type="float" office:value="0.37973694922525" calcext:value-type="float">
            <text:p>0.37973694922525</text:p>
          </table:table-cell>
        </table:table-row>
        <table:table-row table:style-name="ro1">
          <table:table-cell table:number-columns-repeated="5"/>
          <table:table-cell table:style-name="ce2" table:formula="of:=STDEV([.F15:.F18])" office:value-type="float" office:value="0.0300664220174581" calcext:value-type="float">
            <text:p>0.030066422017458</text:p>
          </table:table-cell>
          <table:table-cell table:style-name="ce2" table:formula="of:=STDEV([.G15:.G18])" office:value-type="float" office:value="0.0571696455485196" calcext:value-type="float">
            <text:p>0.05716964554852</text:p>
          </table:table-cell>
          <table:table-cell table:style-name="ce2" table:formula="of:=STDEV([.H15:.H18])" office:value-type="float" office:value="0.0406115843356301" calcext:value-type="float">
            <text:p>0.04061158433563</text:p>
          </table:table-cell>
          <table:table-cell table:style-name="ce2" table:formula="of:=STDEV([.I15:.I18])" office:value-type="float" office:value="0.0295465642315032" calcext:value-type="float">
            <text:p>0.029546564231503</text:p>
          </table:table-cell>
          <table:table-cell table:style-name="ce2" table:formula="of:=STDEV([.J15:.J18])" office:value-type="float" office:value="0.0319774297221899" calcext:value-type="float">
            <text:p>0.0319774297221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87239453987" calcext:value-type="float">
            <text:p>0.387239453987</text:p>
          </table:table-cell>
          <table:table-cell office:value-type="float" office:value="0.459168797954" calcext:value-type="float">
            <text:p>0.459168797954</text:p>
          </table:table-cell>
          <table:table-cell office:value-type="float" office:value="0.1775" calcext:value-type="float">
            <text:p>0.1775</text:p>
          </table:table-cell>
          <table:table-cell office:value-type="float" office:value="0.399764161235" calcext:value-type="float">
            <text:p>0.399764161235</text:p>
          </table:table-cell>
          <table:table-cell office:value-type="float" office:value="0.420147781404" calcext:value-type="float">
            <text:p>0.42014778140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0949807375" calcext:value-type="float">
            <text:p>0.30949807375</text:p>
          </table:table-cell>
          <table:table-cell office:value-type="float" office:value="0.370124917019" calcext:value-type="float">
            <text:p>0.370124917019</text:p>
          </table:table-cell>
          <table:table-cell office:value-type="float" office:value="0.116124" calcext:value-type="float">
            <text:p>0.116124</text:p>
          </table:table-cell>
          <table:table-cell office:value-type="float" office:value="0.319980707762" calcext:value-type="float">
            <text:p>0.319980707762</text:p>
          </table:table-cell>
          <table:table-cell office:value-type="float" office:value="0.337107338687" calcext:value-type="float">
            <text:p>0.33710733868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55356265083" calcext:value-type="float">
            <text:p>0.255356265083</text:p>
          </table:table-cell>
          <table:table-cell office:value-type="float" office:value="0.458139875628" calcext:value-type="float">
            <text:p>0.458139875628</text:p>
          </table:table-cell>
          <table:table-cell office:value-type="float" office:value="0.095897" calcext:value-type="float">
            <text:p>0.095897</text:p>
          </table:table-cell>
          <table:table-cell office:value-type="float" office:value="0.280157105334" calcext:value-type="float">
            <text:p>0.280157105334</text:p>
          </table:table-cell>
          <table:table-cell office:value-type="float" office:value="0.327931381407" calcext:value-type="float">
            <text:p>0.32793138140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327082932636" calcext:value-type="float">
            <text:p>0.327082932636</text:p>
          </table:table-cell>
          <table:table-cell office:value-type="float" office:value="0.529599022624" calcext:value-type="float">
            <text:p>0.529599022624</text:p>
          </table:table-cell>
          <table:table-cell office:value-type="float" office:value="0.186224" calcext:value-type="float">
            <text:p>0.186224</text:p>
          </table:table-cell>
          <table:table-cell office:value-type="float" office:value="0.354169469054" calcext:value-type="float">
            <text:p>0.354169469054</text:p>
          </table:table-cell>
          <table:table-cell office:value-type="float" office:value="0.404403992351" calcext:value-type="float">
            <text:p>0.404403992351</text:p>
          </table:table-cell>
        </table:table-row>
        <table:table-row table:style-name="ro1">
          <table:table-cell table:number-columns-repeated="5"/>
          <table:table-cell table:style-name="ce1" table:formula="of:=AVERAGE([.F22:.F25])" office:value-type="float" office:value="0.319794181364" calcext:value-type="float">
            <text:p>0.319794181364</text:p>
          </table:table-cell>
          <table:table-cell table:style-name="ce1" table:formula="of:=AVERAGE([.G22:.G25])" office:value-type="float" office:value="0.45425815330625" calcext:value-type="float">
            <text:p>0.45425815330625</text:p>
          </table:table-cell>
          <table:table-cell table:style-name="ce1" table:formula="of:=AVERAGE([.H22:.H25])" office:value-type="float" office:value="0.14393625" calcext:value-type="float">
            <text:p>0.14393625</text:p>
          </table:table-cell>
          <table:table-cell table:style-name="ce1" table:formula="of:=AVERAGE([.I22:.I25])" office:value-type="float" office:value="0.33851786084625" calcext:value-type="float">
            <text:p>0.33851786084625</text:p>
          </table:table-cell>
          <table:table-cell table:style-name="ce1" table:formula="of:=AVERAGE([.J22:.J25])" office:value-type="float" office:value="0.37239762346225" calcext:value-type="float">
            <text:p>0.37239762346225</text:p>
          </table:table-cell>
        </table:table-row>
        <table:table-row table:style-name="ro1">
          <table:table-cell table:number-columns-repeated="5"/>
          <table:table-cell table:style-name="ce2" table:formula="of:=STDEV([.F22:.F25])" office:value-type="float" office:value="0.0543453327678103" calcext:value-type="float">
            <text:p>0.05434533276781</text:p>
          </table:table-cell>
          <table:table-cell table:style-name="ce2" table:formula="of:=STDEV([.G22:.G25])" office:value-type="float" office:value="0.0653039821061477" calcext:value-type="float">
            <text:p>0.065303982106148</text:p>
          </table:table-cell>
          <table:table-cell table:style-name="ce2" table:formula="of:=STDEV([.H22:.H25])" office:value-type="float" office:value="0.0447067105505426" calcext:value-type="float">
            <text:p>0.044706710550543</text:p>
          </table:table-cell>
          <table:table-cell table:style-name="ce2" table:formula="of:=STDEV([.I22:.I25])" office:value-type="float" office:value="0.0508123540726972" calcext:value-type="float">
            <text:p>0.050812354072697</text:p>
          </table:table-cell>
          <table:table-cell table:style-name="ce2" table:formula="of:=STDEV([.J22:.J25])" office:value-type="float" office:value="0.0466445284927723" calcext:value-type="float">
            <text:p>0.04664452849277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68295157852" calcext:value-type="float">
            <text:p>0.368295157852</text:p>
          </table:table-cell>
          <table:table-cell office:value-type="float" office:value="0.443163774313" calcext:value-type="float">
            <text:p>0.443163774313</text:p>
          </table:table-cell>
          <table:table-cell office:value-type="float" office:value="0.139835" calcext:value-type="float">
            <text:p>0.139835</text:p>
          </table:table-cell>
          <table:table-cell office:value-type="float" office:value="0.381174368311" calcext:value-type="float">
            <text:p>0.381174368311</text:p>
          </table:table-cell>
          <table:table-cell office:value-type="float" office:value="0.402275619246" calcext:value-type="float">
            <text:p>0.40227561924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09657042319" calcext:value-type="float">
            <text:p>0.309657042319</text:p>
          </table:table-cell>
          <table:table-cell office:value-type="float" office:value="0.468374228144" calcext:value-type="float">
            <text:p>0.468374228144</text:p>
          </table:table-cell>
          <table:table-cell office:value-type="float" office:value="0.122307" calcext:value-type="float">
            <text:p>0.122307</text:p>
          </table:table-cell>
          <table:table-cell office:value-type="float" office:value="0.332169377841" calcext:value-type="float">
            <text:p>0.332169377841</text:p>
          </table:table-cell>
          <table:table-cell office:value-type="float" office:value="0.372826603998" calcext:value-type="float">
            <text:p>0.37282660399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78500252545" calcext:value-type="float">
            <text:p>0.278500252545</text:p>
          </table:table-cell>
          <table:table-cell office:value-type="float" office:value="0.373845954227" calcext:value-type="float">
            <text:p>0.373845954227</text:p>
          </table:table-cell>
          <table:table-cell office:value-type="float" office:value="0.0745472" calcext:value-type="float">
            <text:p>0.0745472</text:p>
          </table:table-cell>
          <table:table-cell office:value-type="float" office:value="0.293469552093" calcext:value-type="float">
            <text:p>0.293469552093</text:p>
          </table:table-cell>
          <table:table-cell office:value-type="float" office:value="0.319205328657" calcext:value-type="float">
            <text:p>0.31920532865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292249426051" calcext:value-type="float">
            <text:p>0.292249426051</text:p>
          </table:table-cell>
          <table:table-cell office:value-type="float" office:value="0.543669153725" calcext:value-type="float">
            <text:p>0.543669153725</text:p>
          </table:table-cell>
          <table:table-cell office:value-type="float" office:value="0.124965" calcext:value-type="float">
            <text:p>0.124965</text:p>
          </table:table-cell>
          <table:table-cell office:value-type="float" office:value="0.322034376995" calcext:value-type="float">
            <text:p>0.322034376995</text:p>
          </table:table-cell>
          <table:table-cell office:value-type="float" office:value="0.380149459486" calcext:value-type="float">
            <text:p>0.380149459486</text:p>
          </table:table-cell>
        </table:table-row>
        <table:table-row table:style-name="ro1">
          <table:table-cell table:number-columns-repeated="5"/>
          <table:table-cell table:style-name="ce1" table:formula="of:=AVERAGE([.F29:.F32])" office:value-type="float" office:value="0.31217546969175" calcext:value-type="float">
            <text:p>0.31217546969175</text:p>
          </table:table-cell>
          <table:table-cell table:style-name="ce1" table:formula="of:=AVERAGE([.G29:.G32])" office:value-type="float" office:value="0.45726327760225" calcext:value-type="float">
            <text:p>0.45726327760225</text:p>
          </table:table-cell>
          <table:table-cell table:style-name="ce1" table:formula="of:=AVERAGE([.H29:.H32])" office:value-type="float" office:value="0.11541355" calcext:value-type="float">
            <text:p>0.11541355</text:p>
          </table:table-cell>
          <table:table-cell table:style-name="ce1" table:formula="of:=AVERAGE([.I29:.I32])" office:value-type="float" office:value="0.33221191881" calcext:value-type="float">
            <text:p>0.33221191881</text:p>
          </table:table-cell>
          <table:table-cell table:style-name="ce1" table:formula="of:=AVERAGE([.J29:.J32])" office:value-type="float" office:value="0.36861425284675" calcext:value-type="float">
            <text:p>0.36861425284675</text:p>
          </table:table-cell>
        </table:table-row>
        <table:table-row table:style-name="ro1">
          <table:table-cell table:number-columns-repeated="5"/>
          <table:table-cell table:style-name="ce2" table:formula="of:=STDEV([.F29:.F32])" office:value-type="float" office:value="0.0395256429030124" calcext:value-type="float">
            <text:p>0.039525642903012</text:p>
          </table:table-cell>
          <table:table-cell table:style-name="ce2" table:formula="of:=STDEV([.G29:.G32])" office:value-type="float" office:value="0.0701110416472228" calcext:value-type="float">
            <text:p>0.070111041647223</text:p>
          </table:table-cell>
          <table:table-cell table:style-name="ce2" table:formula="of:=STDEV([.H29:.H32])" office:value-type="float" office:value="0.0283149879771003" calcext:value-type="float">
            <text:p>0.0283149879771</text:p>
          </table:table-cell>
          <table:table-cell table:style-name="ce2" table:formula="of:=STDEV([.I29:.I32])" office:value-type="float" office:value="0.036523401662964" calcext:value-type="float">
            <text:p>0.036523401662964</text:p>
          </table:table-cell>
          <table:table-cell table:style-name="ce2" table:formula="of:=STDEV([.J29:.J32])" office:value-type="float" office:value="0.0352379259316088" calcext:value-type="float">
            <text:p>0.03523792593160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54056940592" calcext:value-type="float">
            <text:p>0.354056940592</text:p>
          </table:table-cell>
          <table:table-cell office:value-type="float" office:value="0.541096060747" calcext:value-type="float">
            <text:p>0.541096060747</text:p>
          </table:table-cell>
          <table:table-cell office:value-type="float" office:value="0.147088" calcext:value-type="float">
            <text:p>0.147088</text:p>
          </table:table-cell>
          <table:table-cell office:value-type="float" office:value="0.380351975428" calcext:value-type="float">
            <text:p>0.380351975428</text:p>
          </table:table-cell>
          <table:table-cell office:value-type="float" office:value="0.428035912404" calcext:value-type="float">
            <text:p>0.42803591240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54954943112" calcext:value-type="float">
            <text:p>0.354954943112</text:p>
          </table:table-cell>
          <table:table-cell office:value-type="float" office:value="0.6415741778" calcext:value-type="float">
            <text:p>0.6415741778</text:p>
          </table:table-cell>
          <table:table-cell office:value-type="float" office:value="0.127965" calcext:value-type="float">
            <text:p>0.127965</text:p>
          </table:table-cell>
          <table:table-cell office:value-type="float" office:value="0.389781423738" calcext:value-type="float">
            <text:p>0.389781423738</text:p>
          </table:table-cell>
          <table:table-cell office:value-type="float" office:value="0.457046203677" calcext:value-type="float">
            <text:p>0.45704620367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54855718629" calcext:value-type="float">
            <text:p>0.354855718629</text:p>
          </table:table-cell>
          <table:table-cell office:value-type="float" office:value="0.546489875544" calcext:value-type="float">
            <text:p>0.546489875544</text:p>
          </table:table-cell>
          <table:table-cell office:value-type="float" office:value="0.144388" calcext:value-type="float">
            <text:p>0.144388</text:p>
          </table:table-cell>
          <table:table-cell office:value-type="float" office:value="0.381619757159" calcext:value-type="float">
            <text:p>0.381619757159</text:p>
          </table:table-cell>
          <table:table-cell office:value-type="float" office:value="0.430301226884" calcext:value-type="float">
            <text:p>0.43030122688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53333031897" calcext:value-type="float">
            <text:p>0.353333031897</text:p>
          </table:table-cell>
          <table:table-cell office:value-type="float" office:value="0.540775802993" calcext:value-type="float">
            <text:p>0.540775802993</text:p>
          </table:table-cell>
          <table:table-cell office:value-type="float" office:value="0.145641" calcext:value-type="float">
            <text:p>0.145641</text:p>
          </table:table-cell>
          <table:table-cell office:value-type="float" office:value="0.379651887691" calcext:value-type="float">
            <text:p>0.379651887691</text:p>
          </table:table-cell>
          <table:table-cell office:value-type="float" office:value="0.42740647803" calcext:value-type="float">
            <text:p>0.42740647803</text:p>
          </table:table-cell>
        </table:table-row>
        <table:table-row table:style-name="ro1">
          <table:table-cell table:number-columns-repeated="5"/>
          <table:table-cell table:style-name="ce1" table:formula="of:=AVERAGE([.F36:.F39])" office:value-type="float" office:value="0.3543001585575" calcext:value-type="float">
            <text:p>0.3543001585575</text:p>
          </table:table-cell>
          <table:table-cell table:style-name="ce1" table:formula="of:=AVERAGE([.G36:.G39])" office:value-type="float" office:value="0.567483979271" calcext:value-type="float">
            <text:p>0.567483979271</text:p>
          </table:table-cell>
          <table:table-cell table:style-name="ce1" table:formula="of:=AVERAGE([.H36:.H39])" office:value-type="float" office:value="0.1412705" calcext:value-type="float">
            <text:p>0.1412705</text:p>
          </table:table-cell>
          <table:table-cell table:style-name="ce1" table:formula="of:=AVERAGE([.I36:.I39])" office:value-type="float" office:value="0.382851261004" calcext:value-type="float">
            <text:p>0.382851261004</text:p>
          </table:table-cell>
          <table:table-cell table:style-name="ce1" table:formula="of:=AVERAGE([.J36:.J39])" office:value-type="float" office:value="0.43569745524875" calcext:value-type="float">
            <text:p>0.43569745524875</text:p>
          </table:table-cell>
        </table:table-row>
        <table:table-row table:style-name="ro1">
          <table:table-cell table:number-columns-repeated="5"/>
          <table:table-cell table:style-name="ce2" table:formula="of:=STDEV([.F36:.F39])" office:value-type="float" office:value="0.000759797947274733" calcext:value-type="float">
            <text:p>0.000759797947275</text:p>
          </table:table-cell>
          <table:table-cell table:style-name="ce2" table:formula="of:=STDEV([.G36:.G39])" office:value-type="float" office:value="0.0494629788612745" calcext:value-type="float">
            <text:p>0.049462978861275</text:p>
          </table:table-cell>
          <table:table-cell table:style-name="ce2" table:formula="of:=STDEV([.H36:.H39])" office:value-type="float" office:value="0.00893867464075818" calcext:value-type="float">
            <text:p>0.008938674640758</text:p>
          </table:table-cell>
          <table:table-cell table:style-name="ce2" table:formula="of:=STDEV([.I36:.I39])" office:value-type="float" office:value="0.00469134576379069" calcext:value-type="float">
            <text:p>0.004691345763791</text:p>
          </table:table-cell>
          <table:table-cell table:style-name="ce2" table:formula="of:=STDEV([.J36:.J39])" office:value-type="float" office:value="0.0142866824002987" calcext:value-type="float">
            <text:p>0.01428668240029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06280637255" calcext:value-type="float">
            <text:p>0.506280637255</text:p>
          </table:table-cell>
          <table:table-cell office:value-type="float" office:value="0.615384615385" calcext:value-type="float">
            <text:p>0.615384615385</text:p>
          </table:table-cell>
          <table:table-cell office:value-type="float" office:value="0.183934" calcext:value-type="float">
            <text:p>0.183934</text:p>
          </table:table-cell>
          <table:table-cell office:value-type="float" office:value="0.524892698751" calcext:value-type="float">
            <text:p>0.524892698751</text:p>
          </table:table-cell>
          <table:table-cell office:value-type="float" office:value="0.555526373846" calcext:value-type="float">
            <text:p>0.55552637384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03367346281" calcext:value-type="float">
            <text:p>0.503367346281</text:p>
          </table:table-cell>
          <table:table-cell office:value-type="float" office:value="0.562615955473" calcext:value-type="float">
            <text:p>0.562615955473</text:p>
          </table:table-cell>
          <table:table-cell office:value-type="float" office:value="0.132968" calcext:value-type="float">
            <text:p>0.132968</text:p>
          </table:table-cell>
          <table:table-cell office:value-type="float" office:value="0.514197282235" calcext:value-type="float">
            <text:p>0.514197282235</text:p>
          </table:table-cell>
          <table:table-cell office:value-type="float" office:value="0.531345097087" calcext:value-type="float">
            <text:p>0.53134509708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06144427933" calcext:value-type="float">
            <text:p>0.506144427933</text:p>
          </table:table-cell>
          <table:table-cell office:value-type="float" office:value="0.591312855787" calcext:value-type="float">
            <text:p>0.591312855787</text:p>
          </table:table-cell>
          <table:table-cell office:value-type="float" office:value="0.150513" calcext:value-type="float">
            <text:p>0.150513</text:p>
          </table:table-cell>
          <table:table-cell office:value-type="float" office:value="0.521157169968" calcext:value-type="float">
            <text:p>0.521157169968</text:p>
          </table:table-cell>
          <table:table-cell office:value-type="float" office:value="0.54542388403" calcext:value-type="float">
            <text:p>0.5454238840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495802415389" calcext:value-type="float">
            <text:p>0.495802415389</text:p>
          </table:table-cell>
          <table:table-cell office:value-type="float" office:value="0.477566666667" calcext:value-type="float">
            <text:p>0.477566666667</text:p>
          </table:table-cell>
          <table:table-cell office:value-type="float" office:value="0.0820687" calcext:value-type="float">
            <text:p>0.0820687</text:p>
          </table:table-cell>
          <table:table-cell office:value-type="float" office:value="0.492044697736" calcext:value-type="float">
            <text:p>0.492044697736</text:p>
          </table:table-cell>
          <table:table-cell office:value-type="float" office:value="0.486513720659" calcext:value-type="float">
            <text:p>0.486513720659</text:p>
          </table:table-cell>
        </table:table-row>
        <table:table-row table:style-name="ro1">
          <table:table-cell table:number-columns-repeated="5"/>
          <table:table-cell table:style-name="ce1" table:formula="of:=AVERAGE([.F43:.F46])" office:value-type="float" office:value="0.5028987067145" calcext:value-type="float">
            <text:p>0.5028987067145</text:p>
          </table:table-cell>
          <table:table-cell table:style-name="ce1" table:formula="of:=AVERAGE([.G43:.G46])" office:value-type="float" office:value="0.561720023328" calcext:value-type="float">
            <text:p>0.561720023328</text:p>
          </table:table-cell>
          <table:table-cell table:style-name="ce1" table:formula="of:=AVERAGE([.H43:.H46])" office:value-type="float" office:value="0.137370925" calcext:value-type="float">
            <text:p>0.137370925</text:p>
          </table:table-cell>
          <table:table-cell table:style-name="ce1" table:formula="of:=AVERAGE([.I43:.I46])" office:value-type="float" office:value="0.5130729621725" calcext:value-type="float">
            <text:p>0.5130729621725</text:p>
          </table:table-cell>
          <table:table-cell table:style-name="ce1" table:formula="of:=AVERAGE([.J43:.J46])" office:value-type="float" office:value="0.5297022689055" calcext:value-type="float">
            <text:p>0.5297022689055</text:p>
          </table:table-cell>
        </table:table-row>
        <table:table-row table:style-name="ro1">
          <table:table-cell table:number-columns-repeated="5"/>
          <table:table-cell table:style-name="ce2" table:formula="of:=STDEV([.F43:.F46])" office:value-type="float" office:value="0.00491762591869434" calcext:value-type="float">
            <text:p>0.004917625918694</text:p>
          </table:table-cell>
          <table:table-cell table:style-name="ce2" table:formula="of:=STDEV([.G43:.G46])" office:value-type="float" office:value="0.0601060571138289" calcext:value-type="float">
            <text:p>0.060106057113829</text:p>
          </table:table-cell>
          <table:table-cell table:style-name="ce2" table:formula="of:=STDEV([.H43:.H46])" office:value-type="float" office:value="0.0424992389236462" calcext:value-type="float">
            <text:p>0.042499238923646</text:p>
          </table:table-cell>
          <table:table-cell table:style-name="ce2" table:formula="of:=STDEV([.I43:.I46])" office:value-type="float" office:value="0.0147027501880914" calcext:value-type="float">
            <text:p>0.014702750188091</text:p>
          </table:table-cell>
          <table:table-cell table:style-name="ce2" table:formula="of:=STDEV([.J43:.J46])" office:value-type="float" office:value="0.0304521655616096" calcext:value-type="float">
            <text:p>0.030452165561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1T15:24:41.662529152</dc:date>
    <dc:creator>Dimitrios Pritsos</dc:creator>
    <meta:editing-duration>PT1M45S</meta:editing-duration>
    <meta:editing-cycles>2</meta:editing-cycles>
    <meta:generator>LibreOffice/5.2.2.2$Linux_X86_64 LibreOffice_project/20m0$Build-2</meta:generator>
    <meta:document-statistic meta:table-count="1" meta:cell-count="350" meta:object-count="0"/>
  </office:meta>
</office:document-meta>
</file>